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25cm" fo:min-width="2.622cm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6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5cm"/>
    </style:style>
    <style:style style:name="gr11" style:family="graphic" style:parent-style-name="standard">
      <style:graphic-properties draw:textarea-horizontal-align="justify" draw:textarea-vertical-align="middle" draw:auto-grow-height="false" fo:min-height="4.75cm" fo:min-width="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75cm" fo:min-width="3cm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cm" svg:height="1cm" svg:x="13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14.5cm" svg:y="0.038cm">
          <draw:text-box>
            <text:p>SpinFlange</text:p>
          </draw:text-box>
        </draw:frame>
        <draw:custom-shape draw:style-name="gr3" draw:text-style-name="P1" draw:layer="layout" svg:width="7cm" svg:height="3cm" svg:x="4.067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cm" svg:height="1.673cm" svg:x="5.5cm" svg:y="0cm">
          <draw:text-box>
            <text:p>Effect Base</text:p>
          </draw:text-box>
        </draw:frame>
        <draw:custom-shape draw:style-name="gr5" draw:text-style-name="P1" draw:layer="layout" svg:width="3.5cm" svg:height="4.5cm" svg:x="7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cm" svg:height="0.962cm" svg:x="7cm" svg:y="11cm">
          <draw:text-box>
            <text:p>Oscillator</text:p>
          </draw:text-box>
        </draw:frame>
        <draw:custom-shape draw:style-name="gr7" draw:text-style-name="P1" draw:layer="layout" svg:width="3.122cm" svg:height="4.5cm" svg:x="1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cm" svg:height="0.962cm" svg:x="1cm" svg:y="11cm">
          <draw:text-box>
            <text:p>Triangle</text:p>
          </draw:text-box>
        </draw:frame>
        <draw:custom-shape draw:style-name="gr8" draw:text-style-name="P1" draw:layer="layout" svg:width="7cm" svg:height="5cm" svg:x="16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3.5cm" svg:height="1.069cm" svg:x="17cm" svg:y="4.5cm">
          <draw:text-box>
            <text:p>Circbuffer</text:p>
          </draw:text-box>
        </draw:frame>
        <draw:custom-shape draw:style-name="gr10" draw:text-style-name="P1" draw:layer="layout" svg:width="5.5cm" svg:height="5cm" svg:x="9.5cm" svg:y="4.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5cm" svg:height="1.069cm" svg:x="10cm" svg:y="4.5cm">
          <draw:text-box>
            <text:p>Delay</text:p>
          </draw:text-box>
        </draw:frame>
        <draw:custom-shape draw:style-name="gr11" draw:text-style-name="P3" draw:layer="layout" svg:width="6.5cm" svg:height="5cm" svg:x="1cm" svg:y="4.5cm">
          <text:p text:style-name="P1"><text:span text:style-name="T1">setInt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cm" svg:height="0.962cm" svg:x="1cm" svg:y="4.538cm">
          <draw:text-box>
            <text:p>Flanger</text:p>
          </draw:text-box>
        </draw:frame>
        <draw:custom-shape draw:style-name="gr12" draw:text-style-name="P1" draw:layer="layout" svg:width="3.5cm" svg:height="5cm" svg:x="24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cm" svg:height="0.962cm" svg:x="24cm" svg:y="4.538cm">
          <draw:text-box>
            <text:p>Utilities</text:p>
          </draw:text-box>
        </draw:frame>
        <draw:line draw:style-name="gr13" draw:text-style-name="P4" draw:layer="layout" svg:x1="4.5cm" svg:y1="4.5cm" svg:x2="5cm" svg:y2="3.5cm">
          <text:p/>
        </draw:line>
        <draw:line draw:style-name="gr14" draw:text-style-name="P4" draw:layer="layout" svg:x1="11cm" svg:y1="4.5cm" svg:x2="10cm" svg:y2="3.5cm">
          <text:p/>
        </draw:line>
        <draw:line draw:style-name="gr15" draw:text-style-name="P4" draw:layer="layout" svg:x1="4.122cm" svg:y1="13.1cm" svg:x2="5.622cm" svg:y2="13.1cm">
          <text:p/>
        </draw:line>
        <draw:line draw:style-name="gr16" draw:text-style-name="P4" draw:layer="layout" svg:x1="15cm" svg:y1="8.5cm" svg:x2="16.5cm" svg:y2="8.5cm">
          <text:p/>
        </draw:line>
        <draw:frame draw:style-name="gr17" draw:text-style-name="P6" draw:layer="layout" svg:width="2cm" svg:height="1.199cm" svg:x="15cm" svg:y="5.301cm">
          <draw:text-box>
            <text:p text:style-name="P5"><text:span text:style-name="T1">Has a</text:span></text:p>
          </draw:text-box>
        </draw:frame>
        <draw:frame draw:style-name="gr17" draw:text-style-name="P6" draw:layer="layout" svg:width="2cm" svg:height="1.199cm" svg:x="7.5cm" svg:y="6.301cm">
          <draw:text-box>
            <text:p text:style-name="P5"><text:span text:style-name="T1">Has a</text:span></text:p>
          </draw:text-box>
        </draw:frame>
        <draw:frame draw:style-name="gr6" draw:text-style-name="P2" draw:layer="layout" svg:width="2cm" svg:height="0.962cm" svg:x="4.133cm" svg:y="11.894cm">
          <draw:text-box>
            <text:p>Is a</text:p>
          </draw:text-box>
        </draw:frame>
        <draw:frame draw:style-name="gr6" draw:text-style-name="P2" draw:layer="layout" svg:width="2cm" svg:height="0.962cm" svg:x="11cm" svg:y="3.5cm">
          <draw:text-box>
            <text:p>Is a</text:p>
          </draw:text-box>
        </draw:frame>
        <draw:frame draw:style-name="gr6" draw:text-style-name="P2" draw:layer="layout" svg:width="2cm" svg:height="0.962cm" svg:x="5.266cm" svg:y="3.538cm">
          <draw:text-box>
            <text:p>Is a</text:p>
          </draw:text-box>
        </draw:frame>
        <draw:frame draw:style-name="gr17" draw:text-style-name="P6" draw:layer="layout" svg:width="2cm" svg:height="1.199cm" svg:x="2.5cm" svg:y="10cm">
          <draw:text-box>
            <text:p text:style-name="P5"><text:span text:style-name="T1">Has a</text:span></text:p>
          </draw:text-box>
        </draw:frame>
        <draw:line draw:style-name="gr15" draw:text-style-name="P4" draw:layer="layout" svg:x1="7.5cm" svg:y1="8.611cm" svg:x2="9cm" svg:y2="8.611cm">
          <text:p/>
        </draw:line>
        <draw:frame draw:style-name="gr18" draw:text-style-name="P6" draw:layer="layout" svg:width="4.5cm" svg:height="4.043cm" svg:x="1cm" svg:y="5.5cm">
          <draw:text-box>
            <text:p text:style-name="P5"><text:span text:style-name="T1">prepareToplay( ) </text:span></text:p>
            <text:p text:style-name="P5"><text:span text:style-name="T1">setIntensity( )</text:span></text:p>
            <text:p text:style-name="P5"><text:span text:style-name="T1">setampdepth( )</text:span></text:p>
            <text:p text:style-name="P5"><text:span text:style-name="T1">setRate( )</text:span></text:p>
            <text:p text:style-name="P5"><text:span text:style-name="T1">calcMod ( )</text:span></text:p>
            <text:p text:style-name="P5"><text:span text:style-name="T1">setFeedback</text:span></text:p>
            <text:p text:style-name="P5"><text:span text:style-name="T1">output ( )</text:span></text:p>
          </draw:text-box>
        </draw:frame>
        <draw:frame draw:style-name="gr6" draw:text-style-name="P6" draw:layer="layout" svg:width="5cm" svg:height="1.199cm" svg:x="5.5cm" svg:y="1cm">
          <draw:text-box>
            <text:p text:style-name="P5"><text:span text:style-name="T1">PrepareToPlay( ) = 0</text:span></text:p>
            <text:p text:style-name="P5"><text:span text:style-name="T1">setdryWet( )</text:span></text:p>
          </draw:text-box>
        </draw:frame>
        <draw:frame draw:style-name="gr18" draw:text-style-name="P6" draw:layer="layout" svg:width="4.5cm" svg:height="4.043cm" svg:x="9.5cm" svg:y="5.569cm">
          <draw:text-box>
            <text:p text:style-name="P5"><text:span text:style-name="T1">prepareToplay( ) </text:span></text:p>
            <text:p text:style-name="P5"><text:span text:style-name="T1">setIntensity( )</text:span></text:p>
            <text:p text:style-name="P5"><text:span text:style-name="T1">setampdepth( )</text:span></text:p>
            <text:p text:style-name="P5"><text:span text:style-name="T1">setRate( )</text:span></text:p>
            <text:p text:style-name="P5"><text:span text:style-name="T1">calcMod ( )</text:span></text:p>
            <text:p text:style-name="P5"><text:span text:style-name="T1">setFeedback</text:span></text:p>
            <text:p text:style-name="P5"><text:span text:style-name="T1">output ( )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26T19:21:33.316263329</meta:creation-date>
    <dc:date>2023-03-26T22:19:55.565429305</dc:date>
    <meta:editing-duration>PT2H37M40S</meta:editing-duration>
    <meta:editing-cycles>2</meta:editing-cycles>
    <meta:generator>LibreOffice/7.2.1.2$MacOSX_X86_64 LibreOffice_project/87b77fad49947c1441b67c559c339af8f3517e22</meta:generator>
    <meta:document-statistic meta:object-count="53"/>
  </office:meta>
</office:document-meta>
</file>